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4a332" officeooo:paragraph-rsid="0014a332"/>
    </style:style>
    <style:style style:name="T1" style:family="text">
      <style:text-properties officeooo:rsid="0014a3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forme de Virtualización y Automatización de Tareas</text:p>
      <text:p text:style-name="Standard"/>
      <text:p text:style-name="P3">Andres Felipe Rojas Caro</text:p>
      <text:p text:style-name="Standard"/>
      <text:p text:style-name="P2">1. Introducción</text:p>
      <text:p text:style-name="Standard"/>
      <text:p text:style-name="Standard">El presente documento describe la instalación y configuración de un entorno de virtualización usando QEMU/KVM en Ubuntu, así como la creación de máquinas virtuales para distintos sistemas operativos (Windows, CentOS y Scientific Linux). Además, se detalla el uso de la herramienta Nmap para escanear la red local y remota, la configuración de tareas programadas con Cron</text:p>
      <text:p text:style-name="Standard"/>
      <text:p text:style-name="Standard">Los objetivos principales son:</text:p>
      <text:p text:style-name="Standard"/>
      <text:p text:style-name="Standard">1. Instalar QEMU/KVM y crear máquinas virtuales para Windows, CentOS y Scientific Linux.</text:p>
      <text:p text:style-name="Standard"/>
      <text:p text:style-name="Standard">2. Mapear la red interna y externa con Nmap.</text:p>
      <text:p text:style-name="Standard"/>
      <text:p text:style-name="Standard">3. Configurar y probar tres tareas automáticas con Cron.</text:p>
      <text:p text:style-name="Standard"/>
      <text:p text:style-name="Standard">4. Subir la documentación y los archivos (scripts, etc.) a GitHub.</text:p>
      <text:p text:style-name="Standard"/>
      <text:p text:style-name="Standard"/>
      <text:p text:style-name="Standard"/>
      <text:p text:style-name="P2">2. Instalación y configuración de QEMU/KVM en Ubuntu</text:p>
      <text:p text:style-name="Standard"/>
      <text:p text:style-name="Standard">2.1. Actualización del sistema</text:p>
      <text:p text:style-name="Standard"/>
      <text:p text:style-name="Standard">Antes de instalar cualquier paquete, se recomienda actualizar los repositorios y paquetes existentes:</text:p>
      <text:p text:style-name="Standard"/>
      <text:p text:style-name="P1">sudo apt update &amp;&amp; sudo apt upgrade -y</text:p>
      <text:p text:style-name="Standard"/>
      <text:p text:style-name="Standard">2.2. Instalación de QEMU, KVM y Virt-Manager</text:p>
      <text:p text:style-name="Standard"/>
      <text:p text:style-name="Standard">Para instalar QEMU, KVM y las herramientas de administración (incluyendo virt-manager), se ejecuta:</text:p>
      <text:p text:style-name="Standard"/>
      <text:p text:style-name="P1">sudo apt install qemu qemu-kvm libvirt-daemon-system libvirt-clients bridge-utils virt-manager -y</text:p>
      <text:p text:style-name="P1"/>
      <text:p text:style-name="Standard">qemu: Emulador y virtualizador principal.</text:p>
      <text:p text:style-name="Standard"/>
      <text:p text:style-name="Standard">qemu-kvm: Permite la aceleración por hardware (KVM).</text:p>
      <text:p text:style-name="Standard"/>
      <text:p text:style-name="Standard">libvirt-daemon-system, libvirt-clients, bridge-utils: Herramientas para administración de redes y máquinas virtuales.</text:p>
      <text:p text:style-name="Standard"/>
      <text:p text:style-name="Standard">virt-manager: Interfaz gráfica para administrar VMs de forma más amigable.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2.3. Verificación de KVM</text:p>
      <text:p text:style-name="Standard"/>
      <text:p text:style-name="Standard">Es posible verificar que KVM esté activo y funcionando con el comando:</text:p>
      <text:p text:style-name="Standard"/>
      <text:p text:style-name="P1">kvm-ok</text:p>
      <text:p text:style-name="Standard"/>
      <text:p text:style-name="Standard">Si aparece un mensaje indicando que KVM se puede usar, significa que tu CPU soporta virtualización y está habilitada en la BIOS/UEFI.</text:p>
      <text:p text:style-name="Standard"/>
      <text:p text:style-name="Standard"/>
      <text:p text:style-name="P2">3. Creación de Máquinas Virtuales</text:p>
      <text:p text:style-name="Standard"/>
      <text:p text:style-name="Standard">Se abordan dos métodos: virt-manager (interfaz gráfica) y línea de comandos con qemu-system-x86_64. A continuación, se explica de forma breve cómo proceder en cada caso.</text:p>
      <text:p text:style-name="Standard"/>
      <text:p text:style-name="Standard">3.1. Preparación de las imágenes de disco</text:p>
      <text:p text:style-name="Standard"/>
      <text:p text:style-name="Standard">Crea una carpeta para almacenar las imágenes de disco de las VMs, por ejemplo:</text:p>
      <text:p text:style-name="Standard"/>
      <text:p text:style-name="P1">mkdir -p ~/qemu_disks</text:p>
      <text:p text:style-name="Standard"/>
      <text:p text:style-name="Standard">Ejemplo de creación de disco virtual (QCOW2)</text:p>
      <text:p text:style-name="Standard"/>
      <text:p text:style-name="P1">qemu-img create -f qcow2 ~/qemu_disks/windows.qcow2 50G</text:p>
      <text:p text:style-name="P1"/>
      <text:p text:style-name="Standard">Para Windows (50 GB de tamaño).</text:p>
      <text:p text:style-name="Standard"/>
      <text:p text:style-name="P1">qemu-img create -f qcow2 ~/qemu_disks/centos.qcow2 20G</text:p>
      <text:p text:style-name="Standard"/>
      <text:p text:style-name="Standard">Para CentOS (20 GB).</text:p>
      <text:p text:style-name="Standard"/>
      <text:p text:style-name="P1">qemu-img create -f qcow2 ~/qemu_disks/scientific.qcow2 20G</text:p>
      <text:p text:style-name="Standard"/>
      <text:p text:style-name="Standard">Para Scientific Linux (20 GB).</text:p>
      <text:p text:style-name="Standard"/>
      <text:p text:style-name="Standard">3.2. Descarga de ISOs</text:p>
      <text:p text:style-name="Standard"/>
      <text:p text:style-name="Standard">Descarga las ISOs oficiales de cada sistema operativo:</text:p>
      <text:p text:style-name="Standard"/>
      <text:p text:style-name="Standard">Windows (versión requerida, p. ej. Windows 10 o 11).</text:p>
      <text:p text:style-name="Standard"/>
      <text:p text:style-name="Standard">CentOS (por ejemplo, CentOS 7 o CentOS Stream).</text:p>
      <text:p text:style-name="Standard"/>
      <text:p text:style-name="Standard">Scientific Linux (versión 7.x u 8, según disponibilidad).</text:p>
      <text:p text:style-name="Standard"/>
      <text:p text:style-name="Standard"><text:soft-page-break/></text:p>
      <text:p text:style-name="Standard">Guárdalas en una carpeta, por ejemplo: ~/Downloads/ISOs/.</text:p>
      <text:p text:style-name="Standard"/>
      <text:p text:style-name="Standard"/>
      <text:p text:style-name="Standard">3.3. Creación e instalación vía Virt-Manager (interfaz gráfica)</text:p>
      <text:p text:style-name="Standard"/>
      <text:p text:style-name="Standard">1. Inicia Virt-Manager (desde el menú de aplicaciones o con virt-manager en terminal).</text:p>
      <text:p text:style-name="Standard"/>
      <text:p text:style-name="Standard"/>
      <text:p text:style-name="Standard">2. Haz clic en “New VM” (ícono de monitor con “+”).</text:p>
      <text:p text:style-name="Standard"/>
      <text:p text:style-name="Standard"/>
      <text:p text:style-name="Standard">3. Selecciona “Local install media (ISO image)” y haz clic en “Forward”.</text:p>
      <text:p text:style-name="Standard"/>
      <text:p text:style-name="Standard"/>
      <text:p text:style-name="Standard">4. Localiza la ISO en tu sistema (p. ej. ~/Downloads/ISOs/CentOS.iso).</text:p>
      <text:p text:style-name="Standard"/>
      <text:p text:style-name="Standard"/>
      <text:p text:style-name="Standard">5. Asigna memoria (RAM) y CPU según tus recursos (p. ej. 2 GB RAM, 1 CPU).</text:p>
      <text:p text:style-name="Standard"/>
      <text:p text:style-name="Standard"/>
      <text:p text:style-name="Standard">6. Elige “Create a disk image for the VM” o “Select managed or existing storage” si ya creaste la imagen con qemu-img.</text:p>
      <text:p text:style-name="Standard"/>
      <text:p text:style-name="Standard"/>
      <text:p text:style-name="Standard">7. Dale un nombre a la VM (p. ej. “CentOS-VM”) y configura la red (por defecto NAT).</text:p>
      <text:p text:style-name="Standard"/>
      <text:p text:style-name="Standard"/>
      <text:p text:style-name="Standard">8. Haz clic en “Finish” para iniciar la instalación del sistema operativo.</text:p>
      <text:p text:style-name="Standard"/>
      <text:p text:style-name="Standard"/>
      <text:p text:style-name="Standard">9. Repite el proceso para Windows y Scientific Linux.</text:p>
      <text:p text:style-name="Standard"/>
      <text:p text:style-name="Standard"/>
      <text:p text:style-name="Standard"/>
      <text:p text:style-name="Standard">3.4. Creación e instalación vía línea de comandos (opcional)</text:p>
      <text:p text:style-name="Standard"/>
      <text:p text:style-name="Standard">Como alternativa, se puede usar:</text:p>
      <text:p text:style-name="Standard"/>
      <text:p text:style-name="P1">qemu-system-x86_64 \</text:p>
      <text:p text:style-name="P1">-enable-kvm \</text:p>
      <text:p text:style-name="P1">-m 4G \</text:p>
      <text:p text:style-name="P1">-cpu host \</text:p>
      <text:p text:style-name="P1">-boot d \</text:p>
      <text:p text:style-name="P1">-cdrom ~/Downloads/ISOs/Win10.iso \</text:p>
      <text:p text:style-name="P1">-drive file=~/qemu_disks/windows.qcow2,format=qcow2 \</text:p>
      <text:p text:style-name="P1">-netdev user,id=net0,hostfwd=tcp::2222-:22 \</text:p>
      <text:p text:style-name="P1">-device virtio-net-pci,netdev=net0</text:p>
      <text:p text:style-name="P1"/>
      <text:p text:style-name="Standard"><text:soft-page-break/>En cada caso, se especifica la ISO correspondiente, el disco virtual y la memoria RAM asignada.</text:p>
      <text:p text:style-name="Standard"/>
      <text:p text:style-name="Standard"/>
      <text:p text:style-name="Standard">---</text:p>
      <text:p text:style-name="Standard"/>
      <text:p text:style-name="P2">4. Uso de Nmap para mapear la red interna y global</text:p>
      <text:p text:style-name="Standard"/>
      <text:p text:style-name="Standard">Una vez instalados los sistemas operativos en las VMs, se pueden encender y verificar su conectividad en la red. Por defecto, Virt-Manager suele usar una red NAT (subred tipo 192.168.122.x o 10.0.2.x).</text:p>
      <text:p text:style-name="Standard"/>
      <text:p text:style-name="Standard">4.1. Escaneo de red interna (NAT)</text:p>
      <text:p text:style-name="Standard"/>
      <text:p text:style-name="Standard">1. Identifica la subred que usan tus VMs. Por ejemplo, si es 192.168.122.x, puedes hacer:</text:p>
      <text:p text:style-name="Standard"/>
      <text:p text:style-name="P1">sudo nmap -sn 192.168.122.0/24</text:p>
      <text:p text:style-name="P1"/>
      <text:p text:style-name="Standard">para ver qué hosts responden.</text:p>
      <text:p text:style-name="Standard"/>
      <text:p text:style-name="Standard"/>
      <text:p text:style-name="Standard">2. Si una VM, por ejemplo CentOS, responde con la IP 192.168.122.50, se puede escanear puertos:</text:p>
      <text:p text:style-name="Standard"/>
      <text:p text:style-name="P1">sudo nmap -sV 192.168.122.50</text:p>
      <text:p text:style-name="Standard"/>
      <text:p text:style-name="Standard">para detectar servicios y versiones (-sV).</text:p>
      <text:p text:style-name="Standard"/>
      <text:p text:style-name="Standard"/>
      <text:p text:style-name="Standard"/>
      <text:p text:style-name="Standard">4.2. Escaneo externo (global)</text:p>
      <text:p text:style-name="Standard"/>
      <text:p text:style-name="Standard">Para un escaneo a una dirección externa, se puede usar:</text:p>
      <text:p text:style-name="Standard"/>
      <text:p text:style-name="P1">sudo nmap -sV &lt;dominio_o_IP_externa&gt;</text:p>
      <text:p text:style-name="Standard"/>
      <text:p text:style-name="Standard">Esto muestra los puertos abiertos en un servidor remoto. El resultado difiere del escaneo interno, pues se ven sólo los puertos que el servidor (o un firewall) deja accesibles.</text:p>
      <text:p text:style-name="Standard"/>
      <text:p text:style-name="Standard"/>
      <text:p text:style-name="Standard">---</text:p>
      <text:p text:style-name="Standard"/>
      <text:p text:style-name="Standard">5. Automatización de tareas con Cron</text:p>
      <text:p text:style-name="Standard"/>
      <text:p text:style-name="Standard">Se requieren tres tareas automáticas programadas con Cron. Para ello:</text:p>
      <text:p text:style-name="Standard"/>
      <text:p text:style-name="Standard">1. Edita la crontab de tu usuario:</text:p>
      <text:p text:style-name="Standard"/>
      <text:p text:style-name="P1">crontab -e</text:p>
      <text:p text:style-name="P1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2. Agrega líneas siguiendo el formato m h dom mon dow comando.</text:p>
      <text:p text:style-name="Standard">Por ejemplo:</text:p>
      <text:p text:style-name="Standard"/>
      <text:p text:style-name="Standard">1. Respaldo diario (2:30 AM)</text:p>
      <text:p text:style-name="Standard"/>
      <text:p text:style-name="Standard">30 2 * * * /home/usuario/scripts/respaldar.sh</text:p>
      <text:p text:style-name="Standard"/>
      <text:p text:style-name="Standard">Donde respaldar.sh puede comprimir una carpeta y copiarla a otro directorio.</text:p>
      <text:p text:style-name="Standard"/>
      <text:p text:style-name="Standard"/>
      <text:p text:style-name="Standard">2. Ping cada 5 minutos</text:p>
      <text:p text:style-name="Standard"/>
      <text:p text:style-name="Standard">*/5 * * * * /home/usuario/scripts/ping_test.sh</text:p>
      <text:p text:style-name="Standard"/>
      <text:p text:style-name="Standard">El script ping_test.sh podría contener:</text:p>
      <text:p text:style-name="Standard"/>
      <text:p text:style-name="P1">#!/bin/bash</text:p>
      <text:p text:style-name="P1">ping -c 4 google.com &gt;&gt; /home/usuario/logs/ping_test.log</text:p>
      <text:p text:style-name="P1">echo "-----" &gt;&gt; /home/usuario/logs/ping_test.log</text:p>
      <text:p text:style-name="Standard"/>
      <text:p text:style-name="Standard"/>
      <text:p text:style-name="Standard">3. Limpieza de /tmp cada lunes a las 7:00 AM</text:p>
      <text:p text:style-name="Standard"/>
      <text:p text:style-name="P1">0 7 * * 1 /home/usuario/scripts/limpiar_tmp.sh</text:p>
      <text:p text:style-name="P1"/>
      <text:p text:style-name="P1">Donde limpiar_tmp.sh podría ser:</text:p>
      <text:p text:style-name="P1"/>
      <text:p text:style-name="P1">#!/bin/bash</text:p>
      <text:p text:style-name="P1">rm -rf /tmp/*</text:p>
      <text:p text:style-name="Standard"/>
      <text:p text:style-name="Standard"/>
      <text:p text:style-name="Standard"/>
      <text:p text:style-name="Standard"/>
      <text:p text:style-name="Standard">3. Asegúrate de dar permisos de ejecución a los scripts:</text:p>
      <text:p text:style-name="Standard"/>
      <text:p text:style-name="P1">chmod +x /home/usuario/scripts/*.sh</text:p>
      <text:p text:style-name="Standard"/>
      <text:p text:style-name="Standard"/>
      <text:p text:style-name="Standard">4. Verifica que Cron esté activo (normalmente se inicia automáticamente en Ubuntu). Para ver registros, revisa /var/log/syslog o utiliza journalctl -u cron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>5</text:span>. Conclusiones</text:p>
      <text:p text:style-name="Standard"/>
      <text:p text:style-name="Standard">Se instaló y configuró QEMU/KVM en Ubuntu para virtualizar Windows, CentOS y Scientific Linux.</text:p>
      <text:p text:style-name="Standard"/>
      <text:p text:style-name="Standard">Se utilizó Nmap para mapear la red interna (NAT) y realizar un escaneo externo, comprobando la visibilidad de puertos y servicios.</text:p>
      <text:p text:style-name="Standard"/>
      <text:p text:style-name="Standard">Mediante Cron, se configuraron tres tareas automáticas de respaldo, prueba de conectividad y limpieza de archivos temporales.</text:p>
      <text:p text:style-name="Standard"/>
      <text:p text:style-name="Standard">El proceso demuestra la versatilidad de QEMU/KVM para crear entornos de prueba o producción, así como la importancia de Cron en la automatización de tareas de mantenimiento y monitoreo</text:p>
      <text:p text:style-name="Standard"/>
      <text:p text:style-name="Standard"/>
      <text:p text:style-name="P2">8. Referencias </text:p>
      <text:p text:style-name="Standard"/>
      <text:p text:style-name="Standard">Documentación oficial de QEMU: https://www.qemu.org/documentation/</text:p>
      <text:p text:style-name="Standard"/>
      <text:p text:style-name="Standard">Documentación de libvirt: https://libvirt.org/</text:p>
      <text:p text:style-name="Standard"/>
      <text:p text:style-name="Standard">Nmap Reference Guide: https://nmap.org/book/man.html</text:p>
      <text:p text:style-name="Standard"/>
      <text:p text:style-name="Standard">Cron HowTo: https://help.ubuntu.com/community/CronHowto</text:p>
      <text:p text:style-name="Standard"/>
      <text:p text:style-name="Standard">Git y GitHub: https://git-scm.com/doc, https://docs.github.com/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6:26:47.406135116</meta:creation-date>
    <dc:date>2025-03-17T16:50:23.250254893</dc:date>
    <meta:editing-duration>PT13M22S</meta:editing-duration>
    <meta:editing-cycles>1</meta:editing-cycles>
    <meta:document-statistic meta:table-count="0" meta:image-count="0" meta:object-count="0" meta:page-count="6" meta:paragraph-count="113" meta:word-count="974" meta:character-count="6534" meta:non-whitespace-character-count="5673"/>
    <meta:generator>LibreOffice/24.2.7.2$Linux_X86_64 LibreOffice_project/420$Build-2</meta:generator>
  </office:meta>
</office:document-meta>
</file>